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6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justify" draw:textarea-vertical-align="middle" draw:auto-grow-height="false" fo:min-height="91.37mm" fo:min-width="93.37mm"/>
    </style:style>
    <style:style style:name="gr2" style:family="graphic">
      <style:graphic-properties draw:textarea-horizontal-align="justify" draw:textarea-vertical-align="middle" draw:auto-grow-height="false" fo:min-height="64.42mm" fo:min-width="66.23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textarea-horizontal-align="justify" draw:textarea-vertical-align="middle" draw:auto-grow-height="false" fo:min-height="22.49mm" fo:min-width="41.26mm"/>
    </style:style>
    <style:style style:name="gr5" style:family="graphic">
      <style:graphic-properties draw:fill="none" draw:fill-color="#ffffff" draw:textarea-vertical-align="middle" fo:min-height="7.7mm"/>
    </style:style>
    <style:style style:name="gr6" style:family="graphic">
      <style:graphic-properties draw:fill="none" draw:fill-color="#ffffff" draw:textarea-vertical-align="middle" fo:min-height="8.24mm"/>
    </style:style>
    <style:style style:name="gr7" style:family="graphic">
      <style:graphic-properties draw:fill="none" draw:fill-color="#ffffff" draw:textarea-vertical-align="middle" fo:min-height="8.5mm"/>
    </style:style>
    <style:style style:name="gr8" style:family="graphic">
      <style:graphic-properties draw:stroke="solid" svg:stroke-width="0.5mm" svg:stroke-color="#ffff00" draw:marker-start-width="4.45mm" draw:marker-end-width="4.45mm" draw:stroke-linejoin="none" draw:fill="solid" draw:fill-color="#ffff99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custom-shape draw:z-index="0" draw:style-name="gr1" svg:width="93.37mm" svg:height="91.37mm" svg:x="22.3mm" svg:y="13.28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svg:width="93.65mm" svg:height="91.1mm" svg:x="22.3mm" svg:y="13.5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" draw:style-name="gr3" draw:text-style-name="P1" svg:x1="27.87mm" svg:y1="81.01mm" svg:x2="110.38mm" svg:y2="81.01mm">
            <text:p/>
          </draw:line>
          <draw:custom-shape draw:z-index="3" draw:style-name="gr4" svg:width="82.51mm" svg:height="67.46mm" svg:x="27.38mm" svg:y="13.55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aption draw:z-index="4" draw:style-name="gr5" draw:text-style-name="P2" svg:width="14.5mm" svg:height="7.7mm" svg:x="78.88mm" svg:y="1.33mm" draw:caption-point-x="-10.31mm" draw:caption-point-y="10.89mm">
            <text:p text:style-name="P1">1</text:p>
          </draw:caption>
          <draw:caption draw:z-index="5" draw:style-name="gr6" draw:text-style-name="P3" svg:width="12.82mm" svg:height="8.24mm" svg:x="129.05mm" svg:y="82.6mm" draw:caption-point-x="-18.95mm" draw:caption-point-y="-1.06mm">
            <text:p text:style-name="P1">2</text:p>
          </draw:caption>
          <draw:caption draw:z-index="6" draw:style-name="gr7" draw:text-style-name="P3" svg:width="12.65mm" svg:height="8.5mm" svg:x="3.34mm" svg:y="79.15mm" draw:caption-point-x="23.7mm" draw:caption-point-y="1.6mm">
            <text:p text:style-name="P1">3</text:p>
          </draw:caption>
          <draw:line draw:z-index="7" draw:style-name="gr8" draw:text-style-name="P4" svg:x1="68.29mm" svg:y1="13.55mm" svg:x2="68.29mm" svg:y2="59.23mm">
            <text:p/>
          </draw:line>
          <draw:line draw:z-index="8" draw:style-name="gr8" draw:text-style-name="P4" svg:x1="68.25mm" svg:y1="58.97mm" svg:x2="27.86mm" svg:y2="80.75mm">
            <text:p/>
          </draw:line>
          <draw:line draw:z-index="9" draw:style-name="gr8" draw:text-style-name="P4" svg:x1="67.98mm" svg:y1="58.96mm" svg:x2="109.21mm" svg:y2="81.01mm">
            <text:p/>
          </draw:line>
        </table:shapes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width==heigh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/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formula="of:=[.$L$4]/2" office:value-type="float" office:value="50" calcext:value-type="float">
            <text:p>50,00</text:p>
          </table:table-cell>
          <table:table-cell table:style-name="ce3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(1+cos(30))/2</text:p>
          </table:table-cell>
          <table:table-cell table:style-name="ce1" office:value-type="string" calcext:value-type="string">
            <text:p>W(1+sin(30))/2</text:p>
          </table:table-cell>
          <table:table-cell/>
          <table:table-cell table:style-name="ce3" table:formula="of:=[.$L$4]*(1+COS(PI()/6))/2" office:value-type="float" office:value="93.3012701892219" calcext:value-type="float">
            <text:p>93,30</text:p>
          </table:table-cell>
          <table:table-cell table:style-name="ce3" table:formula="of:=[.$L$4]*(1+SIN(PI()/6))/2" office:value-type="float" office:value="75" calcext:value-type="float">
            <text:p>75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W(1-cos(30))/2</text:p>
          </table:table-cell>
          <table:table-cell table:style-name="ce1" office:value-type="string" calcext:value-type="string">
            <text:p>W(1+sin(30))/2</text:p>
          </table:table-cell>
          <table:table-cell/>
          <table:table-cell table:style-name="ce3" table:formula="of:=[.$L$4]*(1-COS(PI()/6))/2" office:value-type="float" office:value="6.69872981077806" calcext:value-type="float">
            <text:p>6,70</text:p>
          </table:table-cell>
          <table:table-cell table:style-name="ce3" table:formula="of:=[.N7]" office:value-type="float" office:value="75" calcext:value-type="float">
            <text:p>75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4"/>
          <table:table-cell table:formula="of:=COS(PI()/6)" office:value-type="float" office:value="0.866025403784439" calcext:value-type="float">
            <text:p>0,8660254038</text:p>
          </table:table-cell>
          <table:table-cell table:formula="of:=[.J10]*10" office:value-type="float" office:value="8.66025403784439" calcext:value-type="float">
            <text:p>8,6602540378</text:p>
          </table:table-cell>
          <table:table-cell table:number-columns-repeated="7"/>
        </table:table-row>
        <table:table-row table:style-name="ro1" table:number-rows-repeated="1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4"/>
          <table:table-cell table:formula="of:=43.3/2" office:value-type="float" office:value="21.65" calcext:value-type="float">
            <text:p>21,65</text:p>
          </table:table-cell>
          <table:table-cell table:number-columns-repeated="8"/>
        </table:table-row>
        <table:table-row table:style-name="ro1" table:number-rows-repeated="8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R=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office:value-type="string" calcext:value-type="string">
            <text:p>R=3,5em -10px - top</text:p>
          </table:table-cell>
          <table:table-cell/>
          <table:table-cell office:value-type="string" calcext:value-type="string">
            <text:p>50px = 3.5em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4" table:formula="of:=COS(PI()/6)" office:value-type="float" office:value="0.866025403784439" calcext:value-type="float">
            <text:p>0,866</text:p>
          </table:table-cell>
          <table:table-cell table:style-name="ce3" table:formula="of:=(1+SIN(PI()/6))" office:value-type="float" office:value="1.5" calcext:value-type="float">
            <text:p>1,50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4" table:formula="of:=-[.C34]" office:value-type="float" office:value="-0.866025403784439" calcext:value-type="float">
            <text:p>-0,866</text:p>
          </table:table-cell>
          <table:table-cell table:style-name="ce3" table:formula="of:=[.D34]" office:value-type="float" office:value="1.5" calcext:value-type="float">
            <text:p>1,50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2" table:number-rows-spanned="1">
            <text:p>px</text:p>
          </table:table-cell>
          <table:covered-table-cell/>
          <table:table-cell office:value-type="string" calcext:value-type="string" table:number-columns-spanned="2" table:number-rows-spanned="1">
            <text:p>em</text:p>
          </table:table-cell>
          <table:covered-table-cell table:style-name="ce1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 table:number-rows-repeated="4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top, px</text:p>
          </table:table-cell>
          <table:table-cell office:value-type="string" calcext:value-type="string">
            <text:p>R, px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formula="of:=50-[.B45]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formula="of:=50-[.B46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formula="of:=50-[.B47]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formula="of:=50-[.B48]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formula="of:=50-[.B49]"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formula="of:=50-[.B50]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formula="of:=50-[.B51]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formula="of:=50-[.B52]"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formula="of:=50-[.B53]" office:value-type="float" office:value="42" calcext:value-type="float">
            <text:p>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formula="of:=50-[.B54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formula="of:=50-[.B55]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table:formula="of:=50-[.B56]" office:value-type="float" office:value="39" calcext:value-type="float">
            <text:p>39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table:formula="of:=50-[.B57]" office:value-type="float" office:value="38" calcext:value-type="float">
            <text:p>3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table:formula="of:=50-[.B58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formula="of:=50-[.B59]"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formula="of:=50-[.B60]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table:formula="of:=50-[.B61]" office:value-type="float" office:value="34" calcext:value-type="float">
            <text:p>3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50-[.B62]" office:value-type="float" office:value="33" calcext:value-type="float">
            <text:p>3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50-[.B63]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50-[.B64]" office:value-type="float" office:value="31" calcext:value-type="float">
            <text:p>31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50-[.B65]" office:value-type="float" office:value="30" calcext:value-type="float">
            <text:p>30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50-[.B66]" office:value-type="float" office:value="29" calcext:value-type="float">
            <text:p>29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50-[.B67]" office:value-type="float" office:value="28" calcext:value-type="float">
            <text:p>28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50-[.B68]" office:value-type="float" office:value="27" calcext:value-type="float">
            <text:p>27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50-[.B69]" office:value-type="float" office:value="26" calcext:value-type="float">
            <text:p>26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50-[.B70]" office:value-type="float" office:value="25" calcext:value-type="float">
            <text:p>25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50-[.B71]" office:value-type="float" office:value="24" calcext:value-type="float">
            <text:p>2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50-[.B72]" office:value-type="float" office:value="23" calcext:value-type="float">
            <text:p>2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50-[.B73]" office:value-type="float" office:value="22" calcext:value-type="float">
            <text:p>2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50-[.B74]" office:value-type="float" office:value="21" calcext:value-type="float">
            <text:p>21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50-[.B75]" office:value-type="float" office:value="20" calcext:value-type="float">
            <text:p>20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50-[.B76]" office:value-type="float" office:value="19" calcext:value-type="float">
            <text:p>19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50-[.B77]" office:value-type="float" office:value="18" calcext:value-type="float">
            <text:p>18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50-[.B78]" office:value-type="float" office:value="17" calcext:value-type="float">
            <text:p>17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50-[.B79]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50-[.B80]" office:value-type="float" office:value="15" calcext:value-type="float">
            <text:p>15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50-[.B81]"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50-[.B82]" office:value-type="float" office:value="13" calcext:value-type="float">
            <text:p>1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50-[.B83]" office:value-type="float" office:value="12" calcext:value-type="float">
            <text:p>1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 table:number-rows-repeated="26">
          <table:table-cell table:number-columns-repeated="5"/>
          <table:table-cell table:style-name="ce1" table:number-columns-repeated="2"/>
          <table:table-cell table:number-columns-repeated="11"/>
        </table:table-row>
        <table:table-row table:style-name="ro1" table:number-rows-repeated="5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2:59:09.92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22:37:19.421000000</meta:creation-date>
    <dc:date>2016-01-15T18:14:34.941000000</dc:date>
    <meta:editing-duration>PT15H54M31S</meta:editing-duration>
    <meta:editing-cycles>7</meta:editing-cycles>
    <meta:generator>LibreOffice/5.0.3.2$Windows_x86 LibreOffice_project/e5f16313668ac592c1bfb310f4390624e3dbfb75</meta:generator>
    <meta:document-statistic meta:table-count="1" meta:cell-count="125" meta:object-count="10"/>
  </office:meta>
</office:document-meta>
</file>